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c32" officeooo:paragraph-rsid="00145693"/>
    </style:style>
    <style:style style:name="P2" style:family="paragraph" style:parent-style-name="Standard">
      <style:text-properties officeooo:rsid="0018fc32" officeooo:paragraph-rsid="00145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. Кітап қалай дүниеге келді</text:p>
      <text:p text:style-name="P1">02. Бизнесті қалай бастау керек</text:p>
      <text:p text:style-name="P1">03. Ұзақ мерзімді команда құру жайында</text:p>
      <text:p text:style-name="P1">05. Қазақстандағы маркетинг</text:p>
      <text:p text:style-name="P1">06. Табыстылық туралы ой толғау</text:p>
      <text:p text:style-name="P1">07. Мотивация туралы ойлар</text:p>
      <text:p text:style-name="P1">08. Тәжірибе мен көкжиектер туралы ойлар</text:p>
      <text:p text:style-name="P1">09. Біліктілік туралы</text:p>
      <text:p text:style-name="P1">10. Салымсыз бизнес</text:p>
      <text:p text:style-name="P1">11. Мінсіз бизнес-жоспарды қалай жазуға болады</text:p>
      <text:p text:style-name="P1"/>
      <text:p text:style-name="P1">1m4QjhRGJDJ8ehsP6_kX9c5Wiq-gBLhmu</text:p>
      <text:p text:style-name="P1"/>
      <text:p text:style-name="P1">1E0Ss1Dk6OL0O540DEaXJ0xsinwsYPa4r</text:p>
      <text:p text:style-name="P1"/>
      <text:p text:style-name="P1">1xjuNhnDscwcaqo11TaXKLi9CvSUZxTe7</text:p>
      <text:p text:style-name="P1"/>
      <text:p text:style-name="P1">1uz0Az8UK7GtUae6K35azzUAuLi-_i_w3</text:p>
      <text:p text:style-name="P1"/>
      <text:p text:style-name="P1">1Lpdlu1dvKhynvDK_hn9MIZwK5zG9RNeL</text:p>
      <text:p text:style-name="P1"/>
      <text:p text:style-name="P1">1C8hb0e13XMYnzrp7MS4atewW_c8-mkae</text:p>
      <text:p text:style-name="P1"/>
      <text:p text:style-name="P1">1oPjYM-ALhQq3prYRfx05A0S3gPfZnr0s</text:p>
      <text:p text:style-name="P1"/>
      <text:p text:style-name="P1">1OsUn110JAHfNuONz8xfRYqn25Jwv8XUC</text:p>
      <text:p text:style-name="P1"/>
      <text:p text:style-name="P1">1KLEhoeOfd-Bk3e8I3obUXGmGDyViubgR</text:p>
      <text:p text:style-name="P1"/>
      <text:p text:style-name="P1">16eNWiiaSNndNYkfreWXph7BVwut4aiI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1:29:15.173084100</meta:creation-date>
    <dc:date>2021-12-28T15:51:19.559702210</dc:date>
    <meta:editing-duration>PT16M3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56" meta:character-count="638" meta:non-whitespace-character-count="602"/>
  </office:meta>
</office:document-meta>
</file>